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94cm" fo:min-width="2.544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144cm" fo:min-width="3.0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cm" draw:marker-end-width="0.2cm" draw:fill-color="#99ccff" draw:textarea-horizontal-align="justify" draw:textarea-vertical-align="middle" draw:auto-grow-height="false" fo:min-height="0.694cm" fo:min-width="5.544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54cm" fo:min-width="4.704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701cm" fo:min-width="2.31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2cm" draw:marker-end-width="0.2cm" draw:fill-color="#99ccff" draw:textarea-horizontal-align="justify" draw:textarea-vertical-align="middle" draw:auto-grow-height="false" fo:min-height="0.744cm" fo:min-width="5.694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="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1.556cm" fo:min-width="3.306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2cm" draw:marker-end="Arrow" draw:marker-end-width="0.2cm" draw:fill="none" draw:fill-color="#ffffcc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332cm" fo:min-width="0.782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true" fo:min-height="0.788cm" fo:min-width="2.388cm"/>
    </style:style>
    <style:style style:name="gr12" style:family="graphic" style:parent-style-name="standard">
      <style:graphic-properties svg:stroke-width="0.05cm" svg:stroke-color="#000000" draw:marker-start-width="0.2cm" draw:marker-end-width="0.2cm" draw:fill-color="#ffffcc" draw:textarea-horizontal-align="justify" draw:textarea-vertical-align="middle" draw:auto-grow-height="false" fo:min-height="0.604cm" fo:min-width="4.654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marker-start-width="0.2cm" draw:marker-end="Arrow" draw:marker-end-width="0.2cm" draw:fill="non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marker-start-width="0.2cm" draw:marker-end-width="0.2cm" draw:fill-color="#dcffdc" draw:textarea-horizontal-align="justify" draw:textarea-vertical-align="middle" draw:auto-grow-height="false" fo:min-height="0.965cm" fo:min-width="2.415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0000" draw:marker-start-width="0.2cm" draw:marker-end-width="0.2cm" draw:fill-color="#dcffdc" draw:textarea-horizontal-align="justify" draw:textarea-vertical-align="middle" draw:auto-grow-height="false" fo:min-height="0.801cm" fo:min-width="3.25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marker-start-width="0.2cm" draw:marker-end-width="0.2cm" draw:fill="none" draw:fill-color="#ffffff" draw:textarea-horizontal-align="left" draw:auto-grow-height="true" draw:auto-grow-width="true" fo:min-height="0.788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ffffcc"/>
      <style:paragraph-properties fo:text-align="center"/>
    </style:style>
    <style:style style:name="P4" style:family="paragraph">
      <loext:graphic-properties draw:fill-color="#99ccff"/>
      <style:paragraph-properties fo:text-align="center"/>
    </style:style>
    <style:style style:name="P5" style:family="paragraph">
      <loext:graphic-properties draw:fill="none" draw:fill-color="#ffffcc"/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ffffcc"/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9" style:family="paragraph">
      <loext:graphic-properties draw:fill="none" draw:fill-color="#ffffff"/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dcffdc"/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paragraph-properties fo:text-align="center"/>
      <style:text-properties fo:font-size="20pt" fo:font-style="italic" style:font-style-asian="italic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8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2cm" svg:height="1.1cm" svg:x="21.801cm" svg:y="8.201cm">
          <text:p text:style-name="P1"><text:span text:style-name="T1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01cm" svg:height="1.6cm" svg:x="2.898cm" svg:y="10.4cm">
          <text:p text:style-name="P1">Access<text:line-break/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801cm" svg:height="1.6cm" svg:x="2.798cm" svg:y="10.3cm">
          <text:p text:style-name="P1">Access<text:line-break/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1" draw:id="id11" draw:layer="layout" svg:width="6.2cm" svg:height="1.1cm" svg:x="20.2cm" svg:y="3cm">
          <text:p text:style-name="P1">Kibana Consol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" draw:id="id1" draw:layer="layout" svg:width="5.3cm" svg:height="1cm" svg:x="6.8cm" svg:y="5cm">
          <text:p text:style-name="P1"><text:span text:style-name="T1">Promethe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4.7cm" svg:height="2cm" svg:x="17cm" svg:y="15.5cm">
          <text:p text:style-name="P1"><text:span text:style-name="T1">Kafk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4" xml:id="id2" draw:id="id2" draw:layer="layout" svg:width="6.3cm" svg:height="1.1cm" svg:x="6.3cm" svg:y="3cm">
          <text:p text:style-name="P1">Grafana Dashbo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5" draw:layer="layout" svg:x1="9.45cm" svg:y1="5cm" svg:x2="9.45cm" svg:y2="4.1cm" draw:start-shape="id1" draw:start-glue-point="0" draw:end-shape="id2" svg:d="M9450 5000v-900" svg:viewBox="0 0 1 901">
          <text:p/>
        </draw:connector>
        <draw:connector draw:style-name="gr7" draw:text-style-name="P5" draw:layer="layout" svg:x1="4.599cm" svg:y1="10.2cm" svg:x2="9.45cm" svg:y2="6cm" draw:start-shape="id3" draw:start-glue-point="0" draw:end-shape="id1" svg:d="M4599 10200v-2099h4851v-2101" svg:viewBox="0 0 4852 4201">
          <text:p/>
        </draw:connector>
        <draw:custom-shape draw:style-name="gr8" draw:text-style-name="P2" xml:id="id9" draw:id="id9" draw:layer="layout" svg:width="4cm" svg:height="2cm" svg:x="21.3cm" svg:y="5cm">
          <text:p text:style-name="P1"><text:span text:style-name="T1">ElasticSear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4.6cm" svg:y1="12.8cm" svg:x2="17.47cm" svg:y2="16.5cm" draw:start-shape="id4" draw:start-glue-point="2" draw:end-shape="id5" draw:end-glue-point="6" svg:d="M4600 12800v3700h12870" svg:viewBox="0 0 12871 3701">
          <text:p/>
        </draw:connector>
        <draw:connector draw:style-name="gr7" draw:text-style-name="P5" draw:layer="layout" svg:x1="21.222cm" svg:y1="16.5cm" svg:x2="23.3cm" svg:y2="9.2cm" draw:start-shape="id5" draw:start-glue-point="9" draw:end-shape="id6" svg:d="M21222 16500h2078v-7300" svg:viewBox="0 0 2079 7301">
          <text:p/>
        </draw:connector>
        <draw:custom-shape draw:style-name="gr10" draw:text-style-name="P7" xml:id="id4" draw:id="id4" draw:layer="layout" svg:width="1.4cm" svg:height="0.7cm" svg:x="3.9cm" svg:y="12.1cm">
          <text:p text:style-name="P6"><text:span text:style-name="T2">Bea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3.801cm" svg:height="1.6cm" svg:x="2.699cm" svg:y="10.2cm">
          <text:p text:style-name="P1">Servic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14.2cm" svg:y1="13.85cm" svg:x2="15.35cm" svg:y2="11.2cm" draw:start-shape="id7" draw:start-glue-point="1" draw:end-shape="id8" svg:d="M14200 13850h1150v-2650" svg:viewBox="0 0 1151 2651">
          <text:p/>
        </draw:connector>
        <draw:connector draw:style-name="gr9" draw:text-style-name="P5" draw:layer="layout" svg:x1="15.35cm" svg:y1="10.2cm" svg:x2="9.45cm" svg:y2="6cm" draw:start-shape="id8" draw:start-glue-point="0" draw:end-shape="id1" draw:end-glue-point="2" svg:d="M15350 10200v-2099h-5900v-2101" svg:viewBox="0 0 5901 4201">
          <text:p/>
        </draw:connector>
        <draw:connector draw:style-name="gr9" draw:text-style-name="P5" draw:layer="layout" svg:x1="23.3cm" svg:y1="8.1cm" svg:x2="23.3cm" svg:y2="7cm" draw:start-shape="id6" draw:start-glue-point="0" draw:end-shape="id9" draw:end-glue-point="2" svg:d="M23300 8100v-1100" svg:viewBox="0 0 1 1101">
          <text:p/>
        </draw:connector>
        <draw:frame draw:style-name="gr11" draw:text-style-name="P9" draw:layer="layout" svg:width="2.888cm" svg:height="1.038cm" svg:x="9.8cm" svg:y="16.7cm">
          <draw:text-box>
            <text:p text:style-name="P8"><text:span text:style-name="T3">Logs</text:span></text:p>
          </draw:text-box>
        </draw:frame>
        <draw:custom-shape draw:style-name="gr12" draw:text-style-name="P2" xml:id="id8" draw:id="id8" draw:layer="layout" svg:width="5.3cm" svg:height="1cm" svg:x="12.7cm" svg:y="10.2cm">
          <text:p text:style-name="P1"><text:span text:style-name="T1">Push Gatew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0" draw:layer="layout" svg:x1="9.449cm" svg:y1="10.3cm" svg:x2="9.45cm" svg:y2="6cm" draw:start-shape="id10" draw:end-shape="id1" draw:end-glue-point="2" svg:d="M9449 10300v-2150h1v-2150" svg:viewBox="0 0 2 4301">
          <text:p/>
        </draw:connector>
        <draw:custom-shape draw:style-name="gr14" draw:text-style-name="P11" xml:id="id10" draw:id="id10" draw:layer="layout" svg:width="3.101cm" svg:height="1.401cm" svg:x="7.899cm" svg:y="10.3cm">
          <text:p text:style-name="P1"><text:span text:style-name="T1">Task</text:span><text:span text:style-name="T1"><text:line-break/></text:span><text:span text:style-name="T1">Schedule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3.2cm" svg:height="1.1cm" svg:x="21.7cm" svg:y="8.1cm">
          <text:p text:style-name="P1"><text:span text:style-name="T1">Logsta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7" draw:id="id7" draw:layer="layout" svg:width="3.799cm" svg:height="1.1cm" svg:x="10.401cm" svg:y="13.3cm">
          <text:p text:style-name="P1"><text:span text:style-name="T1">Task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5" draw:layer="layout" svg:x1="9.449cm" svg:y1="11.701cm" svg:x2="10.401cm" svg:y2="13.85cm" draw:start-shape="id10" draw:start-glue-point="2" draw:end-shape="id7" draw:end-glue-point="3" svg:d="M9449 11701v2149h952" svg:viewBox="0 0 953 2150">
          <text:p/>
        </draw:connector>
        <draw:connector draw:style-name="gr13" draw:text-style-name="P10" draw:layer="layout" svg:x1="23.3cm" svg:y1="5cm" svg:x2="23.3cm" svg:y2="4.1cm" draw:start-shape="id9" draw:start-glue-point="0" draw:end-shape="id11" draw:end-glue-point="2" svg:d="M23300 5000v-900" svg:viewBox="0 0 1 901">
          <text:p/>
        </draw:connector>
        <draw:frame draw:style-name="gr16" draw:text-style-name="P13" draw:layer="layout" svg:width="2.547cm" svg:height="1.038cm" svg:x="3.416cm" svg:y="6.658cm">
          <draw:text-box>
            <text:p text:style-name="P12"><text:span text:style-name="T4">Metric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22:46:03.739696000</meta:creation-date>
    <dc:date>2017-11-09T19:44:39.526437000</dc:date>
    <meta:editing-duration>P13DT7H15M</meta:editing-duration>
    <meta:editing-cycles>66</meta:editing-cycles>
    <meta:generator>LibreOffice/5.4.1.2$MacOSX_X86_64 LibreOffice_project/ea7cb86e6eeb2bf3a5af73a8f7777ac570321527</meta:generator>
    <meta:print-date>2016-11-29T14:10:54.495000000</meta:print-date>
    <meta:document-statistic meta:object-count="26"/>
  </office:meta>
</office:document-meta>
</file>